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7" style:family="paragraph" style:parent-style-name="Header">
      <style:paragraph-properties fo:text-align="center" style:justify-single-word="false" style:snap-to-layout-grid="false"/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Standard">
      <style:text-properties style:use-window-font-color="true"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2"/>
    <style:style style:name="P17" style:family="paragraph" style:parent-style-name="Standard" style:list-style-name="L4"/>
    <style:style style:name="P18" style:family="paragraph" style:parent-style-name="Standard" style:list-style-name="L6"/>
    <style:style style:name="P19" style:family="paragraph" style:parent-style-name="Standard" style:list-style-name="L1">
      <style:paragraph-properties fo:margin-left="0.8929in" fo:margin-right="0in" fo:text-indent="0in" style:auto-text-indent="false">
        <style:tab-stops>
          <style:tab-stop style:position="1.1736in"/>
        </style:tab-stops>
      </style:paragraph-properties>
    </style:style>
    <style:style style:name="P20" style:family="paragraph" style:parent-style-name="Standard" style:list-style-name="L1">
      <style:paragraph-properties fo:margin-left="0.8799in" fo:margin-right="0in" fo:text-indent="0in" style:auto-text-indent="false">
        <style:tab-stops>
          <style:tab-stop style:position="1.1862in"/>
        </style:tab-stops>
      </style:paragraph-properties>
    </style:style>
    <style:style style:name="P21" style:family="paragraph" style:parent-style-name="Standard" style:list-style-name="L1">
      <style:paragraph-properties fo:margin-left="0.8673in" fo:margin-right="0in" fo:text-indent="0in" style:auto-text-indent="false">
        <style:tab-stops>
          <style:tab-stop style:position="1.1992in"/>
        </style:tab-stops>
      </style:paragraph-properties>
    </style:style>
    <style:style style:name="P22" style:family="paragraph" style:parent-style-name="Standard" style:list-style-name="L5">
      <style:paragraph-properties fo:margin-left="0.3571in" fo:margin-right="0in" fo:text-indent="0.2083in" style:auto-text-indent="false">
        <style:tab-stops/>
      </style:paragraph-properties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9pt" style:font-size-asian="9pt" style:font-size-complex="8pt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language="en" fo:country="US" style:language-complex="ar" style:country-complex="SA"/>
    </style:style>
    <style:style style:name="T7" style:family="text">
      <style:text-properties fo:language="en" fo:country="US" style:text-underline-style="solid" style:text-underline-width="auto" style:text-underline-color="font-color" style:language-complex="ar" style:country-complex="SA"/>
    </style:style>
    <style:style style:name="T8" style:family="text">
      <style:text-properties style:text-position="super 58%"/>
    </style:style>
    <style:style style:name="T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842715616">
          <text:insertion>
            <office:change-info>
              <dc:creator>David Harris</dc:creator>
              <dc:date>2010-08-01T09:09:00</dc:date>
            </office:change-info>
          </text:insertion>
        </text:changed-region>
        <text:changed-region text:id="ct836843888">
          <text:deletion>
            <office:change-info>
              <dc:creator>David Harris</dc:creator>
              <dc:date>2010-08-01T09:09:00</dc:date>
            </office:change-info>
            <text:p text:style-name="Standard">MTI </text:p>
          </text:deletion>
        </text:changed-region>
        <text:changed-region text:id="ct836843792">
          <text:insertion>
            <office:change-info>
              <dc:creator>David Harris</dc:creator>
              <dc:date>2010-08-01T09:10:00</dc:date>
            </office:change-info>
          </text:insertion>
        </text:changed-region>
        <text:changed-region text:id="ct835277040">
          <text:insertion>
            <office:change-info>
              <dc:creator>David Harris</dc:creator>
              <dc:date>2010-08-01T09:11:00</dc:date>
            </office:change-info>
          </text:insertion>
        </text:changed-region>
        <text:changed-region text:id="ct835081856">
          <text:insertion>
            <office:change-info>
              <dc:creator>David Harris</dc:creator>
              <dc:date>2010-08-01T09:12:00</dc:date>
            </office:change-info>
          </text:insertion>
        </text:changed-region>
        <text:changed-region text:id="ct842621568">
          <text:insertion>
            <office:change-info>
              <dc:creator>David Harris</dc:creator>
              <dc:date>2010-08-01T09:13:00</dc:date>
            </office:change-info>
          </text:insertion>
        </text:changed-region>
        <text:changed-region text:id="ct677204864">
          <text:insertion>
            <office:change-info>
              <dc:creator>David Harris</dc:creator>
              <dc:date>2010-08-01T09:14:00</dc:date>
            </office:change-info>
          </text:insertion>
        </text:changed-region>
        <text:changed-region text:id="ct835668032">
          <text:insertion>
            <office:change-info>
              <dc:creator>David Harris</dc:creator>
              <dc:date>2010-08-01T09:15:00</dc:date>
            </office:change-info>
          </text:insertion>
        </text:changed-region>
        <text:changed-region text:id="ct835241936">
          <text:deletion>
            <office:change-info>
              <dc:creator>David Harris</dc:creator>
              <dc:date>2010-08-01T09:15:00</dc:date>
            </office:change-info>
            <text:p text:style-name="Standard"><text:s/></text:p>
          </text:deletion>
        </text:changed-region>
        <text:changed-region text:id="ct566738112">
          <text:insertion>
            <office:change-info>
              <dc:creator>David Harris</dc:creator>
              <dc:date>2010-08-01T09:12:00</dc:date>
            </office:change-info>
          </text:insertion>
        </text:changed-region>
        <text:changed-region text:id="ct835479776">
          <text:insertion>
            <office:change-info>
              <dc:creator>David Harris</dc:creator>
              <dc:date>2010-08-01T09:15:00</dc:date>
            </office:change-info>
          </text:insertion>
        </text:changed-region>
        <text:changed-region text:id="ct835422400">
          <text:insertion>
            <office:change-info>
              <dc:creator>David Harris</dc:creator>
              <dc:date>2010-08-01T09:15:00</dc:date>
            </office:change-info>
          </text:insertion>
        </text:changed-region>
        <text:changed-region text:id="ct834787936">
          <text:format-change>
            <office:change-info>
              <dc:creator>David Harris</dc:creator>
              <dc:date>2010-08-01T09:18:00</dc:date>
            </office:change-info>
          </text:format-change>
        </text:changed-region>
        <text:changed-region text:id="ct835439840">
          <text:insertion>
            <office:change-info>
              <dc:creator>David Harris</dc:creator>
              <dc:date>2010-08-01T09:15:00</dc:date>
            </office:change-info>
          </text:insertion>
        </text:changed-region>
        <text:changed-region text:id="ct835097824">
          <text:format-change>
            <office:change-info>
              <dc:creator>David Harris</dc:creator>
              <dc:date>2010-08-01T09:20:00</dc:date>
            </office:change-info>
          </text:format-change>
        </text:changed-region>
        <text:changed-region text:id="ct837561360">
          <text:deletion>
            <office:change-info>
              <dc:creator>David Harris</dc:creator>
              <dc:date>2010-08-01T09:22:00</dc:date>
            </office:change-info>
            <text:p text:style-name="P1">:</text:p>
          </text:deletion>
        </text:changed-region>
        <text:changed-region text:id="ct834913072">
          <text:insertion>
            <office:change-info>
              <dc:creator>David Harris</dc:creator>
              <dc:date>2010-08-01T09:23:00</dc:date>
            </office:change-info>
          </text:insertion>
        </text:changed-region>
        <text:changed-region text:id="ct488120896">
          <text:format-change>
            <office:change-info>
              <dc:creator>David Harris</dc:creator>
              <dc:date>2010-08-01T09:22:00</dc:date>
            </office:change-info>
          </text:format-change>
        </text:changed-region>
        <text:changed-region text:id="ct835469952">
          <text:insertion>
            <office:change-info>
              <dc:creator>David Harris</dc:creator>
              <dc:date>2010-08-01T11:15:00</dc:date>
            </office:change-info>
          </text:insertion>
        </text:changed-region>
        <text:changed-region text:id="ct834928688">
          <text:insertion>
            <office:change-info>
              <dc:creator>David Harris</dc:creator>
              <dc:date>2010-08-01T11:17:00</dc:date>
            </office:change-info>
          </text:insertion>
        </text:changed-region>
        <text:changed-region text:id="ct836796656">
          <text:format-change>
            <office:change-info>
              <dc:creator>David Harris</dc:creator>
              <dc:date>2010-08-01T09:22:00</dc:date>
            </office:change-info>
          </text:format-change>
        </text:changed-region>
        <text:changed-region text:id="ct899875280">
          <text:format-change>
            <office:change-info>
              <dc:creator>David Harris</dc:creator>
              <dc:date>2010-08-01T09:22:00</dc:date>
            </office:change-info>
          </text:format-change>
        </text:changed-region>
        <text:changed-region text:id="ct835118448">
          <text:deletion>
            <office:change-info>
              <dc:creator>David Harris</dc:creator>
              <dc:date>2010-08-01T11:16:00</dc:date>
            </office:change-info>
            <text:p text:style-name="Standard"><text:span text:style-name="packet">0</text:span></text:p>
          </text:deletion>
        </text:changed-region>
        <text:changed-region text:id="ct834904080">
          <text:format-change>
            <office:change-info>
              <dc:creator>David Harris</dc:creator>
              <dc:date>2010-08-01T09:22:00</dc:date>
            </office:change-info>
          </text:format-change>
        </text:changed-region>
        <text:changed-region text:id="ct834829520">
          <text:deletion>
            <office:change-info>
              <dc:creator>David Harris</dc:creator>
              <dc:date>2010-08-01T11:16:00</dc:date>
            </office:change-info>
            <text:p text:style-name="Standard"><text:span text:style-name="packet">A</text:span></text:p>
          </text:deletion>
        </text:changed-region>
        <text:changed-region text:id="ct842595552">
          <text:insertion>
            <office:change-info>
              <dc:creator>David Harris</dc:creator>
              <dc:date>2010-08-01T11:16:00</dc:date>
            </office:change-info>
          </text:insertion>
        </text:changed-region>
        <text:changed-region text:id="ct864211664">
          <text:format-change>
            <office:change-info>
              <dc:creator>David Harris</dc:creator>
              <dc:date>2010-08-01T09:22:00</dc:date>
            </office:change-info>
          </text:format-change>
        </text:changed-region>
        <text:changed-region text:id="ct834899424">
          <text:insertion>
            <office:change-info>
              <dc:creator>David Harris</dc:creator>
              <dc:date>2010-08-01T11:17:00</dc:date>
            </office:change-info>
          </text:insertion>
        </text:changed-region>
        <text:changed-region text:id="ct834919856">
          <text:insertion>
            <office:change-info>
              <dc:creator>David Harris</dc:creator>
              <dc:date>2010-08-01T11:18:00</dc:date>
            </office:change-info>
          </text:insertion>
        </text:changed-region>
        <text:changed-region text:id="ct836776592">
          <text:format-change>
            <office:change-info>
              <dc:creator>David Harris</dc:creator>
              <dc:date>2010-08-01T09:22:00</dc:date>
            </office:change-info>
          </text:format-change>
        </text:changed-region>
        <text:changed-region text:id="ct835167696">
          <text:insertion>
            <office:change-info>
              <dc:creator>David Harris</dc:creator>
              <dc:date>2010-08-01T11:18:00</dc:date>
            </office:change-info>
          </text:insertion>
        </text:changed-region>
        <text:changed-region text:id="ct834788240">
          <text:format-change>
            <office:change-info>
              <dc:creator>David Harris</dc:creator>
              <dc:date>2010-08-01T16:15:00</dc:date>
            </office:change-info>
          </text:format-change>
        </text:changed-region>
        <text:changed-region text:id="ct834814848">
          <text:insertion>
            <office:change-info>
              <dc:creator>David Harris</dc:creator>
              <dc:date>2010-08-01T11:19:00</dc:date>
            </office:change-info>
          </text:insertion>
        </text:changed-region>
        <text:changed-region text:id="ct837692320">
          <text:format-change>
            <office:change-info>
              <dc:creator>David Harris</dc:creator>
              <dc:date>2010-08-01T16:15:00</dc:date>
            </office:change-info>
          </text:format-change>
        </text:changed-region>
        <text:changed-region text:id="ct834781328">
          <text:insertion>
            <office:change-info>
              <dc:creator>David Harris</dc:creator>
              <dc:date>2010-08-01T11:19:00</dc:date>
            </office:change-info>
          </text:insertion>
        </text:changed-region>
        <text:changed-region text:id="ct835694560">
          <text:format-change>
            <office:change-info>
              <dc:creator>David Harris</dc:creator>
              <dc:date>2010-08-01T16:15:00</dc:date>
            </office:change-info>
          </text:format-change>
        </text:changed-region>
        <text:changed-region text:id="ct834900928">
          <text:insertion>
            <office:change-info>
              <dc:creator>David Harris</dc:creator>
              <dc:date>2010-08-01T11:20:00</dc:date>
            </office:change-info>
          </text:insertion>
        </text:changed-region>
        <text:changed-region text:id="ct837543712">
          <text:insertion>
            <office:change-info>
              <dc:creator>David Harris</dc:creator>
              <dc:date>2010-08-01T11:21:00</dc:date>
            </office:change-info>
          </text:insertion>
        </text:changed-region>
        <text:changed-region text:id="ct834875488">
          <text:insertion>
            <office:change-info>
              <dc:creator>David Harris</dc:creator>
              <dc:date>2010-08-01T11:22:00</dc:date>
            </office:change-info>
          </text:insertion>
        </text:changed-region>
        <text:changed-region text:id="ct834794240">
          <text:format-change>
            <office:change-info>
              <dc:creator>David Harris</dc:creator>
              <dc:date>2010-08-01T16:15:00</dc:date>
            </office:change-info>
          </text:format-change>
        </text:changed-region>
        <text:changed-region text:id="ct835599600">
          <text:insertion>
            <office:change-info>
              <dc:creator>David Harris</dc:creator>
              <dc:date>2010-08-01T11:22:00</dc:date>
            </office:change-info>
          </text:insertion>
        </text:changed-region>
        <text:changed-region text:id="ct864585760">
          <text:format-change>
            <office:change-info>
              <dc:creator>David Harris</dc:creator>
              <dc:date>2010-08-01T16:15:00</dc:date>
            </office:change-info>
          </text:format-change>
        </text:changed-region>
        <text:changed-region text:id="ct835592336">
          <text:insertion>
            <office:change-info>
              <dc:creator>David Harris</dc:creator>
              <dc:date>2010-08-01T11:20:00</dc:date>
            </office:change-info>
          </text:insertion>
        </text:changed-region>
        <text:changed-region text:id="ct834682368">
          <text:format-change>
            <office:change-info>
              <dc:creator>David Harris</dc:creator>
              <dc:date>2010-08-01T16:15:00</dc:date>
            </office:change-info>
          </text:format-change>
        </text:changed-region>
        <text:changed-region text:id="ct834668128">
          <text:insertion>
            <office:change-info>
              <dc:creator>David Harris</dc:creator>
              <dc:date>2010-08-01T11:23:00</dc:date>
            </office:change-info>
          </text:insertion>
        </text:changed-region>
        <text:changed-region text:id="ct835532656">
          <text:format-change>
            <office:change-info>
              <dc:creator>David Harris</dc:creator>
              <dc:date>2010-08-01T16:14:00</dc:date>
            </office:change-info>
          </text:format-change>
        </text:changed-region>
        <text:changed-region text:id="ct835586672">
          <text:deletion>
            <office:change-info>
              <dc:creator>David Harris</dc:creator>
              <dc:date>2010-08-01T11:25:00</dc:date>
            </office:change-info>
            <text:p text:style-name="Standard"/>
            <text:p text:style-name="Standard"/>
          </text:deletion>
        </text:changed-region>
        <text:changed-region text:id="ct835274464">
          <text:insertion>
            <office:change-info>
              <dc:creator>David Harris</dc:creator>
              <dc:date>2010-08-01T11:25:00</dc:date>
            </office:change-info>
          </text:insertion>
        </text:changed-region>
        <text:changed-region text:id="ct834685760">
          <text:format-change>
            <office:change-info>
              <dc:creator>David Harris</dc:creator>
              <dc:date>2010-08-01T16:14:00</dc:date>
            </office:change-info>
          </text:format-change>
        </text:changed-region>
        <text:changed-region text:id="ct835628400">
          <text:insertion>
            <office:change-info>
              <dc:creator>David Harris</dc:creator>
              <dc:date>2010-08-01T11:25:00</dc:date>
            </office:change-info>
          </text:insertion>
        </text:changed-region>
        <text:changed-region text:id="ct695132064">
          <text:format-change>
            <office:change-info>
              <dc:creator>David Harris</dc:creator>
              <dc:date>2010-08-01T16:14:00</dc:date>
            </office:change-info>
          </text:format-change>
        </text:changed-region>
        <text:changed-region text:id="ct837691600">
          <text:format-change>
            <office:change-info>
              <dc:creator>David Harris</dc:creator>
              <dc:date>2010-08-01T16:14:00</dc:date>
            </office:change-info>
          </text:format-change>
        </text:changed-region>
        <text:changed-region text:id="ct835690720">
          <text:insertion>
            <office:change-info>
              <dc:creator>David Harris</dc:creator>
              <dc:date>2010-08-01T11:25:00</dc:date>
            </office:change-info>
          </text:insertion>
        </text:changed-region>
        <text:changed-region text:id="ct837677328">
          <text:insertion>
            <office:change-info>
              <dc:creator>David Harris</dc:creator>
              <dc:date>2010-08-01T11:26:00</dc:date>
            </office:change-info>
          </text:insertion>
        </text:changed-region>
        <text:changed-region text:id="ct834853392">
          <text:format-change>
            <office:change-info>
              <dc:creator>David Harris</dc:creator>
              <dc:date>2010-08-01T16:14:00</dc:date>
            </office:change-info>
          </text:format-change>
        </text:changed-region>
        <text:changed-region text:id="ct834813808">
          <text:insertion>
            <office:change-info>
              <dc:creator>David Harris</dc:creator>
              <dc:date>2010-08-01T11:26:00</dc:date>
            </office:change-info>
          </text:insertion>
        </text:changed-region>
        <text:changed-region text:id="ct835592208">
          <text:insertion>
            <office:change-info>
              <dc:creator>David Harris</dc:creator>
              <dc:date>2010-08-01T11:27:00</dc:date>
            </office:change-info>
          </text:insertion>
        </text:changed-region>
        <text:changed-region text:id="ct835380592">
          <text:format-change>
            <office:change-info>
              <dc:creator>David Harris</dc:creator>
              <dc:date>2010-08-01T16:14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1. NMRAnet <text:span text:style-name="T8">TM</text:span> Introduction</text:p>
      <text:p text:style-name="P10">This document describes NMRAnet, a local control bus developed as a parallel to locomotive control, such as DC and DCC. <text:s/></text:p>
      <text:h text:style-name="Heading_20_1" text:outline-level="1">2. Transports</text:h>
      <text:p text:style-name="P10">Although NMRAnet is designed to operate on multiple transports, this document will be limited to descriptions of the protocol adapted to CAN and Ethernet. <text:s/></text:p>
      <text:p text:style-name="P10">CAN Standard Version 2.0 A&amp;B shall be adhered to for all signals on the CAN bus. <text:s/>The CAN Extended frame shall be used by NMRAnet to transfer data. </text:p>
      <text:p text:style-name="P10">Ethernet standards are adhered to in <text:span text:style-name="T6">the</text:span> adaptation of NMRAnet to it. <text:s/></text:p>
      <text:h text:style-name="Heading_20_1" text:outline-level="1">3. Common Protocol Frame Definition</text:h>
      <text:p text:style-name="Standard">The Common protocol describes the generalized protocol that is not directed at a specific transport. <text:s/>The following is the Common Protocol Frame Definition:</text:p>
      <text:p text:style-name="Standard"><text:tab/>&lt;MTI:16&gt;&lt;sNID:48&gt;{&lt;dNID:48&gt;}{&lt;Flags:8}&lt;Length:16&gt;&lt;<text:a xlink:type="simple" xlink:href="data:0-2k">Data:0-2k</text:a>&gt;<text:line-break/><text:tab/>Where:<text:tab/><text:line-break/><text:tab/><text:tab/>MTI – message type indicator<text:line-break/><text:tab/><text:tab/>sNID = source node-ID<text:line-break/><text:tab/><text:tab/>dNID = destination node-ID<text:line-break/><text:tab/><text:tab/>Length – length of data bytes<text:line-break/><text:tab/><text:tab/>Data – data associated with <text:span text:style-name="T9">the</text:span> message</text:p>
      <text:h text:style-name="Heading_20_2" text:outline-level="2">MTI – Message Type Identifier:</text:h>
      <text:p text:style-name="P1"><text:tab/>&lt;00110&gt;&lt;pri:2&gt;&lt;0&gt;&lt;type:4&gt;&lt;0&gt;&lt;DID:1&gt;&lt;EV:1&gt;&lt;Flags:1&gt;<text:line-break/><text:tab/>Where: <text:line-break/><text:tab/><text:tab/>&lt;00110&gt; - reserved field, must be checked<text:line-break/><text:tab/><text:tab/>&lt;pri:2&gt; - priority, 00 is high, 11 is low<text:line-break/><text:tab/><text:tab/>&lt;0&gt; - reserved<text:line-break/><text:tab/><text:tab/>&lt;type:4&gt; - type of message<text:line-break/><text:tab/><text:tab/>&lt;0&gt; - reserved<text:line-break/><text:tab/><text:tab/>&lt;DID:1&gt; - Destination node ID indicator, 0=not present, 1=present<text:line-break/><text:tab/><text:tab/>&lt;EID:1&gt; - Event ID indicator, 0=not present, 1=present<text:line-break/><text:tab/><text:tab/>&lt;FLAGS:1&gt; - flags-byte indicator, 0=not present, 1=present<text:line-break/><text:tab/>Notes:</text:p>
      <text:list xml:id="list1556027795" text:style-name="L1">
        <text:list-item>
          <text:p text:style-name="P19"><text:soft-page-break/>If the DID is present, it must be mappable to the full NID., and is located at the start of <text:span text:style-name="T9">the</text:span> data-part; </text:p>
        </text:list-item>
        <text:list-item>
          <text:p text:style-name="P20">If the EID is present, it follows the EID, if present, else is located at <text:span text:style-name="T9">the</text:span> start of the data-part;</text:p>
        </text:list-item>
        <text:list-item>
          <text:p text:style-name="P21"><text:s/>If the flag-byte is present, the low bits of it may be relocated in CAN messages. <text:s text:c="2"/></text:p>
        </text:list-item>
      </text:list>
      <text:h text:style-name="Heading_20_2" text:outline-level="2">sNID – Source Node ID:</text:h>
      <text:p text:style-name="Standard">The can be the full node ID (48-bits) or an alias on some transports, such as CAN. <text:s/>It must be translatable between the two forms. <text:s/></text:p>
      <text:h text:style-name="Heading_20_2" text:outline-level="2">dNID – Destination Node ID:</text:h>
      <text:p text:style-name="Standard">This is an optional field, and its presence is indicated by the DID-bit in the MTI. <text:s/></text:p>
      <text:h text:style-name="Heading_20_2" text:outline-level="2">Event ID:</text:h>
      <text:p text:style-name="Standard">This is an optional field, and its presence is indicated by the EID-bit in the MTI. <text:s/></text:p>
      <text:h text:style-name="Heading_20_2" text:outline-level="2">Flags-byte:</text:h>
      <text:p text:style-name="Standard">This is an optional field, and its presence is indicated by the Flags-bit in the MTI. <text:s/></text:p>
      <text:h text:style-name="Heading_20_2" text:outline-level="2">Data:</text:h>
      <text:p text:style-name="Standard">This is an optional field, and can be up to 2k in length. <text:s/></text:p>
      <text:h text:style-name="Heading_20_1" text:outline-level="1">4. Common Protocol</text:h>
      <text:p text:style-name="Standard">The common Protocol has three basic message types:</text:p>
      <text:list xml:id="list500428027" text:style-name="L2">
        <text:list-item>
          <text:p text:style-name="P16">Events: &lt;00110&gt;&lt;pri:2&gt;&lt;0&gt;&lt;xxxx&gt;&lt;0010&gt;&lt;sNID&gt;&lt;event#&gt;</text:p>
        </text:list-item>
        <text:list-item>
          <text:p text:style-name="P16">Datagrams: &lt;00110&gt;&lt;pri:2&gt;&lt;0&gt;&lt;yyyy&gt;&lt;0z00&gt;&lt;sNID&gt;{&lt;dNID&gt;}&lt;<text:a xlink:type="simple" xlink:href="data:0-2k">data:0-2k</text:a>&gt;</text:p>
        </text:list-item>
        <text:list-item>
          <text:p text:style-name="P16">Streams: &lt;00110&gt;&lt;pri:2&gt;&lt;0&gt;&lt;zzzz&gt;&lt;0100&gt;&lt;sNID&gt;&lt;dNID&gt;&lt;data:0-2k&gt;<text:line-break/></text:p>
        </text:list-item>
      </text:list>
      <text:h text:style-name="Heading_20_1" text:outline-level="1">5. CAN Protocol</text:h>
      <text:p text:style-name="Standard">The CAN-specific adaptation of the Common Protocol is described in this section. </text:p>
      <text:p text:style-name="Standard">The general CAN format used is the 29-bit variant: <text:line-break/><text:tab/><text:tab/><text:span text:style-name="packet">[&lt;header:29&gt;](&lt;length:4&gt;) &lt;datapart:0-64&gt;</text:span><text:line-break/><text:tab/>Where: <text:line-break/><text:tab/><text:tab/>&lt;header:29&gt; - 29-bit header, enclosed in []<text:line-break/><text:tab/><text:tab/>&lt;lenght:4&gt; - number of data bytes, enclosed in ()<text:line-break/><text:tab/><text:tab/>&lt;datapart:0-64&gt; - data-bytes, 0-8</text:p>
      <text:p text:style-name="Standard">The description of the OpenLCB CAN packets uses the following abbreviations:</text:p>
      <text:list xml:id="list167615348" text:style-name="L6">
        <text:list-item>
          <text:p text:style-name="P18"><text:soft-page-break/>NIDa – a 12-bit alias for the full NID (node ID)</text:p>
        </text:list-item>
        <text:list-item>
          <text:p text:style-name="P18">sNIDa – the soure-node-ID's alias</text:p>
        </text:list-item>
        <text:list-item>
          <text:p text:style-name="P18">dNIDa – the destination-node-ID's alias<text:change-start text:change-id="ct842715616"/></text:p>
        </text:list-item>
        <text:list-item>
          <text:p text:style-name="P18">format – 3-bit field that determines the packet format</text:p>
        </text:list-item>
        <text:list-item>
          <text:p text:style-name="P18">type<text:change-end text:change-id="ct842715616"/><text:change text:change-id="ct836843888"/>– 8-bit message type indicator</text:p>
        </text:list-item>
        <text:list-item>
          <text:p text:style-name="P18">flags – 4-bit field that carries specific message flag bits</text:p>
        </text:list-item>
      </text:list>
      <text:h text:style-name="Heading_20_2" text:outline-level="2">Forms:</text:h>
      <text:p text:style-name="Standard">Adaptation of the OpenLCB Common Protocol messages uses a general form: <text:tab/><text:span text:style-name="packet">[&lt;format:3&gt;&lt;variableField:12&gt;&lt;sNIDa&gt;](len:4&gt;)&lt;data:0-64&gt;</text:span></text:p>
      <text:p text:style-name="Standard"><text:s/>This is divided into two main sub-forms, with different uses for the variableField:</text:p>
      <text:list xml:id="list133591084" text:style-name="L5">
        <text:list-item>
          <text:p text:style-name="P22">Those messages without a source-node ID:<text:span text:style-name="Variable"><text:tab/><text:tab/></text:span><text:span text:style-name="packet">[&lt;format:3&gt;&lt;type:8&gt;&lt;flags:4&gt;&lt;sNIDa&gt;](len:4&gt;)&lt;data:0-64&gt; </text:span></text:p>
        </text:list-item>
        <text:list-item>
          <text:p text:style-name="P22">And those with a source-node ID:<text:line-break/><text:tab/><text:span text:style-name="packet">[&lt;format:3&gt;&lt;dNIDa:12&gt;&lt;sNIDa&gt;](len:4&gt;)&lt;mti:8&gt;&lt;data:0-56&gt;</text:span><text:span text:style-name="Strong_20_Emphasis"> </text:span><text:span text:style-name="T9"><text:s/></text:span></text:p>
        </text:list-item>
      </text:list>
      <text:h text:style-name="Heading_20_2" text:outline-level="2">Formats:</text:h>
      <text:p text:style-name="Standard">The 3-bit format field determines how the rest of the packet is interpreted:</text:p>
      <text:list xml:id="list1375837515" text:style-name="L4">
        <text:list-item>
          <text:p text:style-name="P17">0 0b000 Simple MTI</text:p>
        </text:list-item>
        <text:list-item>
          <text:p text:style-name="P17">1 0b001 Complex MTI, includes full source node ID</text:p>
        </text:list-item>
        <text:list-item>
          <text:p text:style-name="P17">2 0b010 reserved</text:p>
        </text:list-item>
        <text:list-item>
          <text:p text:style-name="P17">3 0b011 reserved</text:p>
        </text:list-item>
        <text:list-item>
          <text:p text:style-name="P17">4 0b100 Datagram frame fragment, continuing</text:p>
        </text:list-item>
        <text:list-item>
          <text:p text:style-name="P17">5 0b101 Datagram frame, last fragment</text:p>
        </text:list-item>
        <text:list-item>
          <text:p text:style-name="P17">6 0b110 Destination, non-stream</text:p>
        </text:list-item>
        <text:list-item>
          <text:p text:style-name="P17">7 0b111 Destination, stream</text:p>
        </text:list-item>
      </text:list>
      <text:h text:style-name="Heading_20_2" text:outline-level="2">Basic Messages: <text:change-start text:change-id="ct836843792"/></text:h>
      <text:p text:style-name="Standard">This section de<text:change-end text:change-id="ct836843792"/><text:change-start text:change-id="ct835277040"/>scribes the three basic types of messages that as a basis for operation and layered protocols. <text:s/><text:change-end text:change-id="ct835277040"/></text:p>
      <text:p text:style-name="Heading"><text:soft-page-break/>Events</text:p>
      <text:p text:style-name="Standard">Event-messages implement Producer-Consumer Events. <text:s/>They are the work-horse of operations and implement m:n relationships. <text:s/>They are also used for embedded information, such as fast-clock-time, and to port other foreign event protocols to OpenLCB by embedding. <text:s text:c="2"/></text:p>
      <text:p text:style-name="Standard"><text:tab/><text:span text:style-name="packet">[&lt;pri&gt;&lt;0&gt;&lt;0x02D&gt;&lt;sNIDa:12&gt;]&lt;8&gt;&lt;event:64&gt;</text:span></text:p>
      <text:p text:style-name="Heading">Datagrams</text:p>
      <text:p text:style-name="Standard"><text:change-start text:change-id="ct835081856"/>Datagrams are used to sent small amounts of data, between 1 and 72 bytes, between nodes. <text:s/>Sin<text:change-end text:change-id="ct835081856"/><text:change-start text:change-id="ct842621568"/>ce CAN packets are limited to a 8-byte datapart, the Common Message Datagram is implemented as a set of <text:change-end text:change-id="ct842621568"/><text:change-start text:change-id="ct677204864"/>'middle'-packets, and ending with an 'end'-packet. <text:change-end text:change-id="ct677204864"/><text:change-start text:change-id="ct835668032"/><text:s/><text:change-end text:change-id="ct835668032"/><text:change text:change-id="ct835241936"/><text:change-start text:change-id="ct566738112"/></text:p>
      <text:p text:style-name="Standard"><text:change-end text:change-id="ct566738112"/><text:s text:c="3"/>Middle<text:change-start text:change-id="ct835479776"/> packets<text:change-end text:change-id="ct835479776"/>: </text:p>
      <text:p text:style-name="Standard"><text:tab/><text:span text:style-name="packet">[&lt;pri&gt;&lt;4&gt;&lt;sNIDa:12&gt;&lt;dNIDa:12&gt;](&lt;len:4&gt;)&lt;data:0-64&gt;</text:span></text:p>
      <text:p text:style-name="Standard"><text:s text:c="4"/>End<text:change-start text:change-id="ct835422400"/> packet<text:change-end text:change-id="ct835422400"/>: </text:p>
      <text:p text:style-name="Standard"><text:tab/><text:change-start text:change-id="ct834787936"/><text:span text:style-name="packet">[&lt;pri&gt;&lt;5&gt;&lt;sNIDa&gt;&lt;dNIDa&gt;](&lt;len:4&gt;)&lt;data:8-64&gt;</text:span><text:change-end text:change-id="ct834787936"/></text:p>
      <text:p text:style-name="Heading">Streams</text:p>
      <text:p text:style-name="Standard"><text:change-start text:change-id="ct835439840"/>Streams are designed for sending large amounts of data between two nodes as a continuous stream of messages. <text:s/>CAN packets are limited to 8-bytes in the datapart. <text:s/>Because of buffering concerns, strams involve a significant set-up overhead in order to negotiate buffer-sizes across multiple segments. <text:s/>These <text:s/>stream-management packets are described later. <text:s/></text:p>
      <text:p text:style-name="Standard"><text:change-end text:change-id="ct835439840"/><text:tab/><text:change-start text:change-id="ct835097824"/><text:span text:style-name="packet">[&lt;pri&gt;&lt;7&gt;&lt;dNIDa:12&gt;&lt;sNIDa:12&gt;](&lt;len:4&gt;)&lt;data:0-64&gt;</text:span><text:change-end text:change-id="ct835097824"/></text:p>
      <text:p text:style-name="Standard"/>
      <text:h text:style-name="Heading_20_2" text:outline-level="2">Management Messages:</text:h>
      <text:p text:style-name="P1">Initialization complete<text:change text:change-id="ct837561360"/><text:change-start text:change-id="ct834913072"/><text:line-break/><text:tab/>This packet indicates that a node has completed its initialization. <text:s/><text:change-end text:change-id="ct834913072"/></text:p>
      <text:p text:style-name="Standard"><text:tab/><text:change-start text:change-id="ct488120896"/><text:span text:style-name="packet">[&lt;pri&gt;&lt;1&gt;&lt;0x008&gt;&lt;sNIDa&gt;](6) NID</text:span><text:change-end text:change-id="ct488120896"/></text:p>
      <text:p text:style-name="Standard">Verify Node ID Number<text:change-start text:change-id="ct835469952"/><text:line-break/><text:tab/><text:change-end text:change-id="ct835469952"/><text:change-start text:change-id="ct834928688"/>Request verification responses from a specific or all nodes.<text:change-end text:change-id="ct834928688"/></text:p>
      <text:p text:style-name="Standard"><text:tab/><text:change-start text:change-id="ct836796656"/><text:span text:style-name="packet">[&lt;pri&gt;&lt;6&gt;&lt;dNIDa&gt;&lt;sNIDa&gt;](1) 0x0A</text:span><text:change-end text:change-id="ct836796656"/> – specific node </text:p>
      <text:p text:style-name="Standard"><text:tab/><text:change-start text:change-id="ct899875280"/><text:span text:style-name="packet">[&lt;pri&gt;&lt;0&gt;&lt;0x</text:span><text:change-end text:change-id="ct899875280"/><text:change text:change-id="ct835118448"/><text:change-start text:change-id="ct834904080"/><text:span text:style-name="packet">0</text:span><text:change-end text:change-id="ct834904080"/><text:change text:change-id="ct834829520"/><text:change-start text:change-id="ct842595552"/><text:span text:style-name="packet">AF</text:span><text:change-end text:change-id="ct842595552"/><text:change-start text:change-id="ct864211664"/><text:span text:style-name="packet">&gt;&lt;sNIDa&gt;](0)</text:span><text:change-end text:change-id="ct864211664"/><text:tab/>- all nodes</text:p>
      <text:p text:style-name="Standard">Verified Node ID Number<text:change-start text:change-id="ct834899424"/><text:line-break/><text:tab/>Requset a response wrt its node ID from a specific node<text:change-end text:change-id="ct834899424"/><text:change-start text:change-id="ct834919856"/>.<text:change-end text:change-id="ct834919856"/></text:p>
      <text:p text:style-name="Standard"><text:tab/><text:change-start text:change-id="ct836776592"/><text:span text:style-name="packet">[&lt;pri&gt;&lt;1&gt;&lt;0x0BF&gt;&lt;sNIDa&gt;](6) NID</text:span><text:change-end text:change-id="ct836776592"/></text:p>
      <text:p text:style-name="Standard"><text:soft-page-break/>Optional Interaction Rejected<text:change-start text:change-id="ct835167696"/><text:line-break/><text:tab/>This packet indicates that a node can not participate in a protocol. <text:s/><text:change-end text:change-id="ct835167696"/></text:p>
      <text:p text:style-name="Standard"><text:tab/><text:change-start text:change-id="ct834788240"/><text:span text:style-name="packet">[&lt;pri&gt;&lt;6&gt;&lt;dNIDa&gt;&lt;sNIDa&gt;](2) 0x0C MTI</text:span><text:change-end text:change-id="ct834788240"/></text:p>
      <text:p text:style-name="Standard">Terminate Due to Error<text:change-start text:change-id="ct834814848"/><text:line-break/><text:tab/>This indicates that a node cannot proceed with a protocol. <text:s/><text:change-end text:change-id="ct834814848"/></text:p>
      <text:p text:style-name="Standard"><text:tab/><text:change-start text:change-id="ct837692320"/><text:span text:style-name="packet">[&lt;pri&gt;&lt;6&gt;&lt;dNIDa&gt;&lt;sNIDa&gt;](2) 0x0D MTI</text:span><text:change-end text:change-id="ct837692320"/></text:p>
      <text:p text:style-name="Standard">Event Exchange Messages</text:p>
      <text:p text:style-name="Standard">Identify Consumers<text:change-start text:change-id="ct834781328"/><text:line-break/><text:tab/>Request nodes report interest in an event, as a consumer. <text:s/><text:change-end text:change-id="ct834781328"/></text:p>
      <text:p text:style-name="Standard"><text:tab/><text:change-start text:change-id="ct835694560"/><text:span text:style-name="packet">[&lt;pri&gt;&lt;0&gt;&lt;0x24F&gt;&lt;sNIDa&gt;](8) EID</text:span><text:change-end text:change-id="ct835694560"/></text:p>
      <text:p text:style-name="Standard">Consumer Identify Range<text:change-start text:change-id="ct834900928"/><text:line-break/><text:tab/>A node re<text:change-end text:change-id="ct834900928"/><text:change-start text:change-id="ct837543712"/>porting interest in a range of events, as a consumer<text:change-end text:change-id="ct837543712"/><text:change-start text:change-id="ct834875488"/>, as indicated by a mask. <text:s/><text:change-end text:change-id="ct834875488"/></text:p>
      <text:p text:style-name="Standard"><text:tab/><text:change-start text:change-id="ct834794240"/><text:span text:style-name="packet">[&lt;pri&gt;&lt;1&gt;&lt;0x25F&gt;&lt;sNIDa&gt;](8) Event-mask</text:span><text:change-end text:change-id="ct834794240"/></text:p>
      <text:p text:style-name="Standard">Consumer Identified<text:change-start text:change-id="ct835599600"/><text:line-break/><text:tab/>A node is reporting interest in an event, as a consumer.<text:change-end text:change-id="ct835599600"/></text:p>
      <text:p text:style-name="Standard"><text:tab/><text:change-start text:change-id="ct864585760"/><text:span text:style-name="packet">[&lt;pri&gt;&lt;1&gt;&lt;0x26&gt;&lt;11vu&gt;&lt;sNIDa&gt;](8) EID</text:span><text:change-end text:change-id="ct864585760"/></text:p>
      <text:p text:style-name="Standard">Identify Producer<text:change-start text:change-id="ct835592336"/><text:line-break/><text:tab/>Request nodes report interest in an event, as a producer. <text:s/><text:change-end text:change-id="ct835592336"/></text:p>
      <text:p text:style-name="Standard"><text:tab/><text:change-start text:change-id="ct834682368"/><text:span text:style-name="packet">[&lt;pri&gt;&lt;0&gt;&lt;0x28F&gt;&lt;sNIDa&gt;](8) EID</text:span><text:change-end text:change-id="ct834682368"/></text:p>
      <text:p text:style-name="Standard">Producer Identify Range<text:change-start text:change-id="ct834668128"/><text:line-break/><text:tab/>A node is reporting interest in a range of events, as a producer, as indicated by a mask. <text:s/><text:change-end text:change-id="ct834668128"/></text:p>
      <text:p text:style-name="Standard"><text:tab/><text:change-start text:change-id="ct835532656"/><text:span text:style-name="packet">[&lt;pri&gt;&lt;1&gt;&lt;0x29F&gt;&lt;sNIDa&gt;](8) Event-mask</text:span><text:change-end text:change-id="ct835532656"/></text:p>
      <text:p text:style-name="Standard">Producer Identified<text:change text:change-id="ct835586672"/><text:change-start text:change-id="ct835274464"/><text:line-break/><text:tab/>A node is reporting interest in an event, as a consumer.</text:p>
      <text:p text:style-name="Standard"><text:change-end text:change-id="ct835274464"/><text:tab/><text:change-start text:change-id="ct834685760"/><text:span text:style-name="packet">[&lt;pri&gt;&lt;1&gt;&lt;0x2A&gt;&lt;11vu&gt;&lt;sNIDa&gt;](8) EID</text:span><text:change-end text:change-id="ct834685760"/></text:p>
      <text:p text:style-name="Standard">Identify Events<text:change-start text:change-id="ct835628400"/><text:line-break/><text:tab/>Request to report all events, to a specific or all nodes.<text:change-end text:change-id="ct835628400"/></text:p>
      <text:p text:style-name="Standard"><text:tab/><text:change-start text:change-id="ct695132064"/><text:span text:style-name="packet">[&lt;pri&gt;&lt;6&gt;&lt;dNIDa&gt;&lt;sNIDa&gt;](1) 0x2B – specific node </text:span><text:change-end text:change-id="ct695132064"/></text:p>
      <text:p text:style-name="Standard"><text:tab/><text:change-start text:change-id="ct837691600"/><text:span text:style-name="packet">[&lt;pri&gt;&lt;0&gt;&lt;0x02B&gt;&lt;sNIDa&gt;](0) <text:s/>- all nodes</text:span><text:change-end text:change-id="ct837691600"/></text:p>
      <text:p text:style-name="Standard">Learn Event <text:change-start text:change-id="ct835690720"/><text:line-break/><text:tab/>Te<text:change-end text:change-id="ct835690720"/><text:change-start text:change-id="ct837677328"/>ach a specific event to all nominated event slots. <text:s/><text:change-end text:change-id="ct837677328"/></text:p>
      <text:p text:style-name="Standard"><text:tab/><text:change-start text:change-id="ct834853392"/><text:span text:style-name="packet">[&lt;pri&gt;&lt;0&gt;&lt;0x2CF&gt;&lt;sNIDa&gt;](8) EID</text:span><text:change-end text:change-id="ct834853392"/></text:p>
      <text:p text:style-name="Standard"><text:soft-page-break/>P/C Event Report (event message)<text:change-start text:change-id="ct834813808"/><text:line-break/><text:tab/>Basic event pa<text:change-end text:change-id="ct834813808"/><text:change-start text:change-id="ct835592208"/>cket. <text:s/><text:change-end text:change-id="ct835592208"/></text:p>
      <text:p text:style-name="Standard"><text:tab/><text:change-start text:change-id="ct835380592"/><text:span text:style-name="packet">[&lt;pri&gt;&lt;0&gt;&lt;0x2DF&gt;&lt;sNIDa&gt;](8) EID</text:span><text:change-end text:change-id="ct835380592"/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1. NMRAnet TM Introduction<text:tab/>1</text:p>
          <text:p text:style-name="P13">2. Transports<text:tab/>1</text:p>
          <text:p text:style-name="P13">3. Common Protocol Frame Definition<text:tab/>1</text:p>
          <text:p text:style-name="P14">MTI – Message Type Identifier:<text:tab/>1</text:p>
          <text:p text:style-name="P14">sNID – Source Node ID:<text:tab/>2</text:p>
          <text:p text:style-name="P14">dNID – Destination Node ID:<text:tab/>2</text:p>
          <text:p text:style-name="P14">Event ID:<text:tab/>2</text:p>
          <text:p text:style-name="P14">Flags-byte:<text:tab/>2</text:p>
          <text:p text:style-name="P14">Data:<text:tab/>2</text:p>
          <text:p text:style-name="P13">4. Common Protocol<text:tab/>2</text:p>
          <text:p text:style-name="P13">5. CAN Protocol<text:tab/>2</text:p>
          <text:p text:style-name="P14">Forms:<text:tab/>2</text:p>
          <text:p text:style-name="P14">Formats:<text:tab/>3</text:p>
          <text:p text:style-name="P14">Basic Messages: <text:tab/>3</text:p>
          <text:p text:style-name="P15">Events<text:tab/>3</text:p>
          <text:p text:style-name="P15">Datagrams<text:tab/>3</text:p>
          <text:p text:style-name="P15">Streams<text:tab/>3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packet" style:family="text">
      <style:text-properties fo:font-style="italic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2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C5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MP8" style:family="paragraph" style:parent-style-name="Header">
      <style:paragraph-properties fo:text-align="center" style:justify-single-word="false" style:snap-to-layout-gri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5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NMRAnet Use Cases</text:p>
      </style:header>
      <style:footer>
        <text:p text:style-name="Standard"><text:span text:style-name="MT2">Copyright 2010, by J. Day, D. Harris, B. Jacobsen, A. Robinson, and A. Shepherd</text:span><text:span text:style-name="MT3"><text:tab/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06" text:date-value="2010-08-01T16:15:43">8/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4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729549431321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NMRA TECHNICAL NOTES</text:p>
            </table:table-cell>
            <table:covered-table-cell/>
          </table:table-row>
          <table:table-row table:style-name="Table1.1">
            <table:table-cell table:style-name="Table1.A2" table:number-rows-spanned="3" office:value-type="string">
              <text:p text:style-name="MP7">This document is under formal review of the NMRANET Working Group. It has not been approved by the WG, reviewed by the Manager, S&amp;C Dept., nor approved by the NMRA Board of Directors.</text:p>
            </table:table-cell>
            <table:table-cell table:style-name="Table1.B2" office:value-type="string">
              <text:p text:style-name="MP5"/>
            </table:table-cell>
            <table:table-cell table:style-name="Table1.C1" table:number-columns-spanned="2" office:value-type="string">
              <text:p text:style-name="MP8">NMRAnet 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5"/>
            </table:table-cell>
            <table:table-cell table:style-name="Table1.C1" table:number-columns-spanned="2" office:value-type="string">
              <text:p text:style-name="MP8">S9.6</text:p>
            </table:table-cell>
            <table:covered-table-cell/>
          </table:table-row>
          <table:table-row table:style-name="Table1.1">
            <table:covered-table-cell/>
            <table:table-cell table:style-name="Table1.B2" office:value-type="string">
              <text:p text:style-name="MP5"/>
            </table:table-cell>
            <table:table-cell table:style-name="Table1.C1" table:number-columns-spanned="2" office:value-type="string">
              <text:p text:style-name="MP5">All Scales</text:p>
            </table:table-cell>
            <table:covered-table-cell/>
          </table:table-row>
          <table:table-row table:style-name="Table1.1">
            <table:table-cell table:style-name="Table1.A5" office:value-type="string">
              <text:p text:style-name="MP5"/>
            </table:table-cell>
            <table:table-cell table:style-name="Table1.B1" office:value-type="string">
              <text:p text:style-name="MP5"/>
            </table:table-cell>
            <table:table-cell table:style-name="Table1.C5" office:value-type="date" office:date-value="2010-07-30">
              <text:p text:style-name="MP5">30/07/10</text:p>
            </table:table-cell>
            <table:table-cell table:style-name="Table1.C1" office:value-type="string">
              <text:p text:style-name="MP8"/>
            </table:table-cell>
          </table:table-row>
        </table:table>
        <text:p text:style-name="Header"/>
      </style:header>
      <style:footer>
        <text:p text:style-name="MP9"><text:span text:style-name="MT4">Copyright 2009, by J. Day, D. Harris, B. Jacobsen, A. Robinson, 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6</text:page-count></text:span></text:span><text:span text:style-name="Page_20_Number"><text:span text:style-name="MT5"> - </text:span></text:span><text:span text:style-name="Page_20_Number"><text:span text:style-name="MT5"><text:date style:data-style-name="N106" text:date-value="2010-08-01T16:15:43">8/1/2010</text:date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65</meta:editing-cycles>
    <meta:editing-duration>PT21H44M07S</meta:editing-duration>
    <meta:generator>OpenOffice.org/3.2$Unix OpenOffice.org_project/320m18$Build-9502</meta:generator>
    <dc:date>2010-08-01T16:15:43</dc:date>
    <dc:creator>David Harris</dc:creator>
    <meta:document-statistic meta:table-count="1" meta:image-count="0" meta:object-count="0" meta:page-count="6" meta:paragraph-count="132" meta:word-count="1148" meta:character-count="7721"/>
    <meta:user-defined meta:name="Info 1"/>
    <meta:user-defined meta:name="Info 2"/>
    <meta:user-defined meta:name="Info 3"/>
    <meta:user-defined meta:name="Info 4"/>
  </office:meta>
</office:document-meta>
</file>